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, serif, EmojiFont"/>
    <style:font-face style:name="Droid Sans Mono" svg:font-family="'Droid Sans Mono', monospace, monospace, 'Droid Sans Fallback', serif, EmojiFon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0.5pt" fo:background-color="#ffffff" style:font-size-asian="10.5pt" style:font-size-complex="10.5pt"/>
    </style:style>
    <style:style style:name="P2" style:family="paragraph" style:parent-style-name="Standard">
      <style:paragraph-properties style:line-height-at-least="0.503cm"/>
      <style:text-properties fo:color="#000000" fo:font-size="10.5pt" fo:background-color="#ffffff" style:font-size-asian="10.5pt" style:font-size-complex="10.5pt"/>
    </style:style>
    <style:style style:name="P3" style:family="paragraph" style:parent-style-name="Standard">
      <style:paragraph-properties style:line-height-at-least="0.503cm"/>
      <style:text-properties fo:font-size="10.5pt" fo:background-color="#ffffff" style:font-size-asian="10.5pt" style:font-size-complex="10.5pt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10.5pt" fo:font-weight="normal"/>
    </style:style>
    <style:style style:name="T3" style:family="text">
      <style:text-properties fo:color="#dcdcaa"/>
    </style:style>
    <style:style style:name="T4" style:family="text">
      <style:text-properties fo:color="#dcdcaa" style:font-name="Droid Sans Mono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Droid Sans Mono" fo:font-size="10.5pt" fo:font-weight="normal"/>
    </style:style>
    <style:style style:name="T7" style:family="text">
      <style:text-properties style:font-name="Droid Sans Mono" fo:font-weight="normal"/>
    </style:style>
    <style:style style:name="T8" style:family="text">
      <style:text-properties style:font-name="Droid Sans Mono" fo:font-size="10.5pt" fo:font-weight="normal"/>
    </style:style>
    <style:style style:name="T9" style:family="text">
      <style:text-properties style:font-name="Droid Sans Mono" fo:font-size="10.5pt" fo:font-weight="normal" fo:background-color="transparent" loext:char-shading-value="0"/>
    </style:style>
    <style:style style:name="T10" style:family="text">
      <style:text-properties fo:color="#6a9955" style:font-name="Droid Sans Mono" fo:font-size="10.5pt" fo:font-weight="normal"/>
    </style:style>
    <style:style style:name="T11" style:family="text">
      <style:text-properties fo:color="#ce9178" style:font-name="Droid Sans Mono" fo:font-size="10.5pt" fo:font-weight="normal"/>
    </style:style>
    <style:style style:name="T12" style:family="text">
      <style:text-properties fo:color="#4ec9b0" style:font-name="Droid Sans Mono" fo:font-size="10.5pt" fo:font-weight="normal"/>
    </style:style>
    <style:style style:name="T13" style:family="text">
      <style:text-properties fo:color="#569cd6" style:font-name="Droid Sans Mono" fo:font-size="10.5pt" fo:font-weight="normal"/>
    </style:style>
    <style:style style:name="T14" style:family="text">
      <style:text-properties fo:color="#d7ba7d" style:font-name="Droid Sans Mono" fo:font-size="10.5pt" fo:font-weight="normal"/>
    </style:style>
    <style:style style:name="T15" style:family="text">
      <style:text-properties style:font-name="Calibri"/>
    </style:style>
    <style:style style:name="T16" style:family="text">
      <style:text-properties style:font-name="Calibri" fo:font-size="12pt"/>
    </style:style>
    <style:style style:name="T17" style:family="text">
      <style:text-properties style:font-name="Calibri" fo:font-size="12pt" fo:background-color="#ed1c24" loext:char-shading-value="0"/>
    </style:style>
    <style:style style:name="T18" style:family="text">
      <style:text-properties style:font-name="Calibri" fo:background-color="#ed1c24" loext:char-shading-value="0"/>
    </style:style>
    <style:style style:name="T19" style:family="text">
      <style:text-properties fo:color="#000000"/>
    </style:style>
    <style:style style:name="T20" style:family="text">
      <style:text-properties fo:color="#000000" style:font-name="Droid Sans Mono" fo:font-size="10.5pt" fo:font-weight="normal"/>
    </style:style>
    <style:style style:name="T21" style:family="text">
      <style:text-properties fo:color="#000000" style:font-name="Droid Sans Mono" fo:font-weight="normal"/>
    </style:style>
    <style:style style:name="T22" style:family="text">
      <style:text-properties fo:background-color="#ed1c24" loext:char-shading-value="0"/>
    </style:style>
    <style:style style:name="T23" style:family="text">
      <style:text-properties fo:color="#d4d4d4"/>
    </style:style>
    <style:style style:name="T24" style:family="text">
      <style:text-properties fo:color="#aa55a1" style:font-name="Calibri"/>
    </style:style>
    <style:style style:name="T25" style:family="text">
      <style:text-properties fo:color="#aa55a1" style:font-name="Calibri" fo:font-size="12pt"/>
    </style:style>
    <style:style style:name="T26" style:family="text">
      <style:text-properties fo:color="#aa55a1" style:font-name="Droid Sans Mono" fo:font-size="10.5pt" fo:font-weight="normal"/>
    </style:style>
    <style:style style:name="T27" style:family="text">
      <style:text-properties fo:color="#aa55a1" style:font-name="Droid Sans Mono" fo:font-weight="normal"/>
    </style:style>
    <style:style style:name="T28" style:family="text">
      <style:text-properties fo:color="#ed1c24"/>
    </style:style>
    <style:style style:name="T29" style:family="text">
      <style:text-properties fo:color="#ed1c24" style:font-name="Droid Sans Mono" fo:font-size="10.5pt" fo:font-weight="normal"/>
    </style:style>
    <style:style style:name="T30" style:family="text">
      <style:text-properties fo:color="#ed1c24" style:font-name="Droid Sans Mono" fo:font-weight="normal"/>
    </style:style>
    <style:style style:name="T31" style:family="text">
      <style:text-properties fo:color="#21409a" style:font-name="Calibri"/>
    </style:style>
    <style:style style:name="T32" style:family="text">
      <style:text-properties fo:color="#21409a" style:font-name="Calibri" fo:font-size="12pt"/>
    </style:style>
    <style:style style:name="T33" style:family="text">
      <style:text-properties fo:color="#21409a" style:font-name="Droid Sans Mono" fo:font-size="10.5pt" fo:font-weight="normal"/>
    </style:style>
    <style:style style:name="T34" style:family="text">
      <style:text-properties fo:color="#21409a" style:font-name="Droid Sans Mono" fo:font-weight="normal"/>
    </style:style>
    <style:style style:name="T35" style:family="text">
      <style:text-properties fo:color="#00a65d" style:font-name="Calibri"/>
    </style:style>
    <style:style style:name="T36" style:family="text">
      <style:text-properties fo:color="#00a65d" style:font-name="Calibri" fo:font-size="12pt"/>
    </style:style>
    <style:style style:name="T37" style:family="text">
      <style:text-properties fo:color="#00a65d" style:font-name="Droid Sans Mono" fo:font-size="10.5pt" fo:font-weight="normal"/>
    </style:style>
    <style:style style:name="T38" style:family="text">
      <style:text-properties fo:color="#00a65d" style:font-name="Droid Sans Mono" fo:font-weight="normal"/>
    </style:style>
    <style:style style:name="T39" style:family="text">
      <style:text-properties fo:color="#d99116" style:font-name="Calibri"/>
    </style:style>
    <style:style style:name="T40" style:family="text">
      <style:text-properties fo:color="#d99116" style:font-name="Calibri" fo:font-size="12pt"/>
    </style:style>
    <style:style style:name="T41" style:family="text">
      <style:text-properties fo:color="#d99116" style:font-name="Droid Sans Mono" fo:font-size="10.5pt" fo:font-weight="normal"/>
    </style:style>
    <style:style style:name="T42" style:family="text">
      <style:text-properties fo:color="#d99116" style:font-name="Droid Sans Mono" fo:font-weight="normal"/>
    </style:style>
    <style:style style:name="T43" style:family="text">
      <style:text-properties fo:color="#f3715a" style:font-name="Calibri"/>
    </style:style>
    <style:style style:name="T44" style:family="text">
      <style:text-properties fo:color="#f3715a" style:font-name="Calibri" fo:font-size="12pt"/>
    </style:style>
    <style:style style:name="T45" style:family="text">
      <style:text-properties fo:color="#f3715a" style:font-name="Droid Sans Mono" fo:font-size="10.5pt" fo:font-weight="normal"/>
    </style:style>
    <style:style style:name="T46" style:family="text">
      <style:text-properties fo:color="#f3715a" style:font-name="Droid Sans Mono" fo:font-weight="normal"/>
    </style:style>
    <style:style style:name="T47" style:family="text">
      <style:text-properties fo:color="#820f71" style:font-name="Droid Sans Mono" fo:font-size="10.5pt" fo:font-weight="normal"/>
    </style:style>
    <style:style style:name="T48" style:family="text">
      <style:text-properties fo:color="#820f71" style:font-name="Droid Sans Mono" fo:font-weight="normal"/>
    </style:style>
    <style:style style:name="T49" style:family="text">
      <style:text-properties fo:color="#820f71" style:font-name="Calibri"/>
    </style:style>
    <style:style style:name="T50" style:family="text">
      <style:text-properties fo:color="#820f71" style:font-name="Calibri" fo:font-size="12pt"/>
    </style:style>
    <style:style style:name="T51" style:family="text">
      <style:text-properties fo:color="#00b6bd" style:font-name="Calibri"/>
    </style:style>
    <style:style style:name="T52" style:family="text">
      <style:text-properties fo:color="#00b6bd" style:font-name="Calibri" fo:font-size="12pt"/>
    </style:style>
    <style:style style:name="T53" style:family="text">
      <style:text-properties fo:color="#579835"/>
    </style:style>
    <style:style style:name="T54" style:family="text">
      <style:text-properties fo:color="#579835" style:font-name="Calibri"/>
    </style:style>
    <style:style style:name="T55" style:family="text">
      <style:text-properties fo:color="#579835" style:font-name="Calibri" fo:font-size="12pt"/>
    </style:style>
    <style:style style:name="T56" style:family="text">
      <style:text-properties fo:color="#579835" style:font-name="Droid Sans Mono" fo:font-size="10.5pt" fo:font-weight="normal"/>
    </style:style>
    <style:style style:name="T57" style:family="text">
      <style:text-properties fo:color="#579835" style:font-name="Droid Sans Mono" fo:font-weight="normal"/>
    </style:style>
    <style:style style:name="T58" style:family="text">
      <style:text-properties fo:color="#add58a" style:font-name="Calibri"/>
    </style:style>
    <style:style style:name="T59" style:family="text">
      <style:text-properties fo:color="#add58a" style:font-name="Calibri" fo:font-size="12pt"/>
    </style:style>
    <style:style style:name="T60" style:family="text">
      <style:text-properties fo:color="#add58a" style:font-name="Droid Sans Mono" fo:font-size="10.5pt" fo:font-weight="normal"/>
    </style:style>
    <style:style style:name="T61" style:family="text">
      <style:text-properties fo:color="#add58a" style:font-name="Droid Sans Mono" fo:font-weight="normal"/>
    </style:style>
    <style:style style:name="T62" style:family="text">
      <style:text-properties fo:color="#00b274" style:font-name="Calibri"/>
    </style:style>
    <style:style style:name="T63" style:family="text">
      <style:text-properties fo:color="#00b274" style:font-name="Calibri" fo:font-size="12pt"/>
    </style:style>
    <style:style style:name="T64" style:family="text">
      <style:text-properties fo:color="#00b274" style:font-name="Droid Sans Mono" fo:font-size="10.5pt" fo:font-weight="normal"/>
    </style:style>
    <style:style style:name="T65" style:family="text">
      <style:text-properties fo:color="#00b274" style:font-name="Droid Sans Mono" fo:font-weight="normal"/>
    </style:style>
    <style:style style:name="T66" style:family="text">
      <style:text-properties fo:color="#5e8ac7" style:font-name="Calibri"/>
    </style:style>
    <style:style style:name="T67" style:family="text">
      <style:text-properties fo:color="#5e8ac7" style:font-name="Calibri" fo:font-size="12pt"/>
    </style:style>
    <style:style style:name="T68" style:family="text">
      <style:text-properties fo:color="#5e8ac7" style:font-name="Droid Sans Mono" fo:font-size="10.5pt" fo:font-weight="normal"/>
    </style:style>
    <style:style style:name="T69" style:family="text">
      <style:text-properties fo:color="#5e8ac7" style:font-name="Droid Sans Mono" fo:font-weight="normal"/>
    </style:style>
    <style:style style:name="T70" style:family="text">
      <style:text-properties fo:color="#1c3687" style:font-name="Calibri"/>
    </style:style>
    <style:style style:name="T71" style:family="text">
      <style:text-properties fo:color="#1c3687" style:font-name="Calibri" fo:font-size="12pt"/>
    </style:style>
    <style:style style:name="T72" style:family="text">
      <style:text-properties fo:color="#1c3687" style:font-name="Droid Sans Mono" fo:font-size="10.5pt" fo:font-weight="normal"/>
    </style:style>
    <style:style style:name="T73" style:family="text">
      <style:text-properties fo:color="#1c3687" style:font-name="Droid Sans Mono" fo:font-weight="normal"/>
    </style:style>
    <style:style style:name="T74" style:family="text">
      <style:text-properties fo:color="#f37b70" style:font-name="Calibri"/>
    </style:style>
    <style:style style:name="T75" style:family="text">
      <style:text-properties fo:color="#f37b70" style:font-name="Calibri" fo:font-size="12pt"/>
    </style:style>
    <style:style style:name="T76" style:family="text">
      <style:text-properties fo:color="#f37b70" style:font-name="Droid Sans Mono" fo:font-size="10.5pt" fo:font-weight="normal"/>
    </style:style>
    <style:style style:name="T77" style:family="text">
      <style:text-properties fo:color="#f37b70" style:font-name="Droid Sans Mono" fo:font-weight="normal"/>
    </style:style>
    <style:style style:name="T78" style:family="text">
      <style:text-properties fo:color="#e3d200" style:font-name="Calibri"/>
    </style:style>
    <style:style style:name="T79" style:family="text">
      <style:text-properties fo:color="#e3d200" style:font-name="Calibri" fo:font-size="12pt"/>
    </style:style>
    <style:style style:name="T80" style:family="text">
      <style:text-properties fo:color="#e3d200" style:font-name="Droid Sans Mono" fo:font-size="10.5pt" fo:font-weight="normal"/>
    </style:style>
    <style:style style:name="T81" style:family="text">
      <style:text-properties fo:color="#e3d200" style:font-name="Droid Sans Mono" fo:font-weight="normal"/>
    </style:style>
    <style:style style:name="T82" style:family="text">
      <style:text-properties fo:color="#94070a" style:font-name="Calibri"/>
    </style:style>
    <style:style style:name="T83" style:family="text">
      <style:text-properties fo:color="#94070a" style:font-name="Calibri" fo:font-size="12pt"/>
    </style:style>
    <style:style style:name="T84" style:family="text">
      <style:text-properties fo:color="#94070a" style:font-name="Droid Sans Mono" fo:font-size="10.5pt" fo:font-weight="normal"/>
    </style:style>
    <style:style style:name="T85" style:family="text">
      <style:text-properties fo:color="#94070a" style:font-name="Droid Sans Mono" fo:font-weight="normal"/>
    </style:style>
    <style:style style:name="T86" style:family="text">
      <style:text-properties fo:color="#95231f" style:font-name="Droid Sans Mono" fo:font-size="10.5pt" fo:font-weight="normal"/>
    </style:style>
    <style:style style:name="T87" style:family="text">
      <style:text-properties fo:color="#95231f" style:font-name="Droid Sans Mono" fo:font-size="10.5pt" fo:font-weight="normal" fo:background-color="transparent" loext:char-shading-value="0"/>
    </style:style>
    <style:style style:name="T88" style:family="text">
      <style:text-properties fo:color="#95231f" style:font-name="Droid Sans Mono" fo:font-weight="normal"/>
    </style:style>
    <style:style style:name="T89" style:family="text">
      <style:text-properties fo:color="#95231f" style:font-name="Droid Sans Mono" fo:font-weight="normal" fo:background-color="transparent" loext:char-shading-value="0"/>
    </style:style>
    <style:style style:name="T90" style:family="text">
      <style:text-properties fo:color="#95231f" style:font-name="Calibri"/>
    </style:style>
    <style:style style:name="T91" style:family="text">
      <style:text-properties fo:color="#95231f" style:font-name="Calibri" fo:font-size="12pt"/>
    </style:style>
    <style:style style:name="T92" style:family="text">
      <style:text-properties fo:color="#f7a19a" style:font-name="Droid Sans Mono" fo:font-size="10.5pt" fo:font-weight="normal"/>
    </style:style>
    <style:style style:name="T93" style:family="text">
      <style:text-properties fo:color="#f7a19a" style:font-name="Droid Sans Mono" fo:font-weight="normal"/>
    </style:style>
    <style:style style:name="T94" style:family="text">
      <style:text-properties fo:color="#f7a19a" style:font-name="Calibri"/>
    </style:style>
    <style:style style:name="T95" style:family="text">
      <style:text-properties fo:color="#f7a19a" style:font-name="Calibri" fo:font-size="12pt"/>
    </style:style>
    <style:style style:name="T96" style:family="text">
      <style:text-properties fo:color="#87d1d1" style:font-name="Droid Sans Mono" fo:font-size="10.5pt" fo:font-weight="normal"/>
    </style:style>
    <style:style style:name="T97" style:family="text">
      <style:text-properties fo:color="#87d1d1" style:font-name="Droid Sans Mono" fo:font-weight="normal"/>
    </style:style>
    <style:style style:name="T98" style:family="text">
      <style:text-properties fo:color="#87d1d1" style:font-name="Calibri"/>
    </style:style>
    <style:style style:name="T99" style:family="text">
      <style:text-properties fo:color="#87d1d1" style:font-name="Calibri" fo:font-size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def plain_text_body(email)</text:span></text:p>
      <text:p text:style-name="P2">        <text:span text:style-name="T7">parts </text:span><text:span text:style-name="T38">=</text:span><text:span text:style-name="T7"> </text:span><text:span text:style-name="T34">if</text:span><text:span text:style-name="T30"> </text:span><text:span text:style-name="T7">email.</text:span><text:span text:style-name="T27">multipart?</text:span></text:p>
      <text:p text:style-name="P2">                  <text:span text:style-name="T7">email.</text:span><text:span text:style-name="T48">parts</text:span><text:span text:style-name="T7">.</text:span><text:span text:style-name="T73">map</text:span><text:span text:style-name="T7"> { |p| p.</text:span><text:span text:style-name="T27">multipart?</text:span><text:span text:style-name="T7"> ? p.</text:span><text:span text:style-name="T48">parts</text:span><text:span text:style-name="T7"> : p }.</text:span><text:span text:style-name="T61">flatten</text:span></text:p>
      <text:p text:style-name="P2">               <text:span text:style-name="T28"> </text:span><text:span text:style-name="T34">else</text:span></text:p>
      <text:p text:style-name="P2">                  <text:span text:style-name="T7">charset </text:span><text:span text:style-name="T38">=</text:span><text:span text:style-name="T7"> email</text:span><text:span text:style-name="T42">.charset</text:span></text:p>
      <text:p text:style-name="P2">                  <text:span text:style-name="T7">[email]</text:span></text:p>
      <text:p text:style-name="P2">        <text:span text:style-name="T7">end</text:span></text:p>
      <text:p text:style-name="P2">        <text:span text:style-name="T34">if</text:span><text:span text:style-name="T7"> text_part </text:span><text:span text:style-name="T38">=</text:span><text:span text:style-name="T7"> parts.</text:span><text:span text:style-name="T85">detect</text:span><text:span text:style-name="T7"> { |p| p.</text:span><text:span text:style-name="T97">content_type</text:span><text:span text:style-name="T7">.</text:span><text:span text:style-name="T89">include?</text:span><text:span text:style-name="T7">('text/plain') }</text:span></text:p>
      <text:p text:style-name="P2">          <text:span text:style-name="T7">text_body </text:span><text:span text:style-name="T38">= </text:span><text:span text:style-name="T7">text_part.</text:span><text:span text:style-name="T46">body</text:span><text:span text:style-name="T7">.</text:span><text:span text:style-name="T93">to_s</text:span></text:p>
      <text:p text:style-name="P2">          <text:span text:style-name="T7">charset </text:span><text:span text:style-name="T38">=</text:span><text:span text:style-name="T7"> text_part</text:span><text:span text:style-name="T42">.charset</text:span><text:span text:style-name="T7"> if email</text:span><text:span text:style-name="T27">.multipart?</text:span></text:p>
      <text:p text:style-name="P2">        <text:span text:style-name="T34">else</text:span></text:p>
      <text:p text:style-name="P2">          <text:span text:style-name="T7">html_part </text:span><text:span text:style-name="T38">=</text:span><text:span text:style-name="T7"> parts.</text:span><text:span text:style-name="T85">detect</text:span><text:span text:style-name="T7"> { |p| p.</text:span><text:span text:style-name="T97">content_type</text:span><text:span text:style-name="T7">.</text:span><text:span text:style-name="T88">include?</text:span><text:span text:style-name="T7">('text/html') } || email</text:span></text:p>
      <text:p text:style-name="P2">          <text:span text:style-name="T7">text_body </text:span><text:span text:style-name="T38">=</text:span><text:span text:style-name="T7"> Premailer.</text:span><text:span text:style-name="T81">new</text:span><text:span text:style-name="T7">(html_part.</text:span><text:span text:style-name="T46">body</text:span><text:span text:style-name="T7">.</text:span><text:span text:style-name="T93">to_s</text:span><text:span text:style-name="T7">, with_html_string: true).</text:span><text:span text:style-name="T69">to_plain_text</text:span></text:p>
      <text:p text:style-name="P2">          <text:span text:style-name="T7">charset </text:span><text:span text:style-name="T38">=</text:span><text:span text:style-name="T7"> html_part</text:span><text:span text:style-name="T42">.charset</text:span><text:span text:style-name="T7"> if email.</text:span><text:span text:style-name="T27">multipart?</text:span></text:p>
      <text:p text:style-name="P3"><text:span text:style-name="T23">      </text:span><text:span text:style-name="T19">  </text:span><text:span text:style-name="T21">end</text:span></text:p>
      <text:p text:style-name="P2">        <text:span text:style-name="T57">clean_invalid_utf8_bytes</text:span><text:span text:style-name="T7">(text_body.</text:span><text:span text:style-name="T77">strip</text:span><text:span text:style-name="T7">.</text:span><text:span text:style-name="T65">gsub</text:span><text:span text:style-name="T7">("\r\n", "\n"), charset)</text:span></text:p>
      <text:p text:style-name="P2">      <text:span text:style-name="T7">end</text:span></text:p>
      <text:p text:style-name="P2"><text:span text:style-name="T7"/></text:p>
      <text:p text:style-name="P1">   <text:span text:style-name="T22"> </text:span><text:span text:style-name="T18">39.6: </text:span><text:span text:style-name="T15">FatFreeCRM::MailProcessor::Base#plain_text_body/lib/fat_free_crm/mail_processor/base.rb:201-220</text:span></text:p>
      <text:p text:style-name="P1">    <text:span text:style-name="T31">11.5:</text:span><text:span text:style-name="T15">   branch</text:span></text:p>
      <text:p text:style-name="P1">    <text:span text:style-name="T35">10.2:</text:span><text:span text:style-name="T15">   assignment</text:span></text:p>
      <text:p text:style-name="P1">     <text:span text:style-name="T24">5.2:</text:span><text:span text:style-name="T15">   multipart?</text:span></text:p>
      <text:p text:style-name="P1">     <text:span text:style-name="T39">4.1:</text:span><text:span text:style-name="T15">   charset</text:span></text:p>
      <text:p text:style-name="P1">     <text:span text:style-name="T43">3.4: </text:span><text:span text:style-name="T15">  body</text:span></text:p>
      <text:p text:style-name="P1">     <text:span text:style-name="T49">3.2:</text:span><text:span text:style-name="T15">   parts</text:span></text:p>
      <text:p text:style-name="P1">     <text:span text:style-name="T98">3.1</text:span><text:span text:style-name="T51">:</text:span><text:span text:style-name="T15">   content_type</text:span></text:p>
      <text:p text:style-name="P1">     <text:span text:style-name="T94">3.0:</text:span><text:span text:style-name="T15">   to_s</text:span></text:p>
      <text:p text:style-name="P1">     <text:span text:style-name="T90">2.7:</text:span><text:span text:style-name="T15">   include?</text:span></text:p>
      <text:p text:style-name="P1">     <text:span text:style-name="T82">2.5:</text:span><text:span text:style-name="T15">   detect</text:span></text:p>
      <text:p text:style-name="P1">     <text:span text:style-name="T78">1.5:</text:span><text:span text:style-name="T15">   new</text:span></text:p>
      <text:p text:style-name="P1">     <text:span text:style-name="T74">1.5</text:span><text:span text:style-name="T15">:   strip</text:span></text:p>
      <text:p text:style-name="P1">     <text:span text:style-name="T70">1.4:</text:span><text:span text:style-name="T15">   map</text:span></text:p>
      <text:p text:style-name="P1">     <text:span text:style-name="T66">1.3:</text:span><text:span text:style-name="T15">   to_plain_text</text:span></text:p>
      <text:p text:style-name="P1">     <text:span text:style-name="T62">1.3:</text:span><text:span text:style-name="T15">   gsub</text:span></text:p>
      <text:p text:style-name="P1">     <text:span text:style-name="T58">1.2:</text:span><text:span text:style-name="T15">   flatten</text:span></text:p>
      <text:p text:style-name="P1">    <text:span text:style-name="T53"> </text:span><text:span text:style-name="T54">1.1:</text:span><text:span text:style-name="T15">   clean_invalid_utf8_byte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, serif, EmojiFont"/>
    <style:font-face style:name="Droid Sans Mono" svg:font-family="'Droid Sans Mono', monospace, monospace, 'Droid Sans Fallback', serif, EmojiFon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35" meta:word-count="98" meta:character-count="1201" meta:non-whitespace-character-count="843"/>
  </office:meta>
</office:document-meta>
</file>